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gradient" draw:fill-gradient-name="Gradient_20_2" draw:gradient-step-count="0" draw:textarea-horizontal-align="justify" draw:textarea-vertical-align="middle" draw:auto-grow-height="false" fo:min-height="3.006cm" fo:min-width="19.412cm"/>
    </style:style>
    <style:style style:name="gr2" style:family="graphic" style:parent-style-name="standard">
      <style:graphic-properties draw:stroke="none" svg:stroke-color="#3465a4" draw:fill="gradient" draw:fill-gradient-name="gradient" draw:gradient-step-count="0" draw:textarea-horizontal-align="justify" draw:textarea-vertical-align="middle" draw:auto-grow-height="false" fo:min-height="12.592cm" fo:min-width="16.72cm"/>
    </style:style>
    <style:style style:name="gr3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493cm" fo:min-width="1.036cm"/>
    </style:style>
    <style:style style:name="gr4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1.595cm" fo:min-width="1.582cm"/>
    </style:style>
    <style:style style:name="gr5" style:family="graphic" style:parent-style-name="standard">
      <style:graphic-properties draw:marker-end="Arrow" draw:marker-end-width="0.176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84cm"/>
    </style:style>
    <style:style style:name="gr7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57cm" fo:min-width="1.036cm"/>
    </style:style>
    <style:style style:name="gr8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571cm" fo:min-width="1.038cm"/>
    </style:style>
    <style:style style:name="gr9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1.325cm" fo:min-width="1.469cm"/>
    </style:style>
    <style:style style:name="gr10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493cm" fo:min-width="1.165cm"/>
    </style:style>
    <style:style style:name="gr11" style:family="graphic" style:parent-style-name="standard">
      <style:graphic-properties draw:stroke="none" svg:stroke-color="#000000" draw:fill="none" draw:fill-color="#ffffff" fo:min-height="1.307cm"/>
    </style:style>
    <style:style style:name="gr12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892cm" fo:min-width="2.068cm"/>
    </style:style>
    <style:style style:name="gr13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892cm" fo:min-width="2.065cm"/>
    </style:style>
    <style:style style:name="gr14" style:family="graphic" style:parent-style-name="standard">
      <style:graphic-properties draw:stroke="none" svg:stroke-color="#000000" draw:fill="none" draw:fill-color="#ffffff" fo:min-height="1.293cm"/>
    </style:style>
    <style:style style:name="gr15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519cm" fo:min-width="1.007cm"/>
    </style:style>
    <style:style style:name="gr16" style:family="graphic" style:parent-style-name="standard">
      <style:graphic-properties draw:stroke="none" svg:stroke-color="#000000" draw:fill="none" draw:fill-color="#ffffff" fo:min-height="1.304cm"/>
    </style:style>
    <style:style style:name="gr17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571cm" fo:min-width="1.036cm"/>
    </style:style>
    <style:style style:name="gr18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493cm" fo:min-width="1.773cm"/>
    </style:style>
    <style:style style:name="gr19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892cm" fo:min-width="2.066cm"/>
    </style:style>
    <style:style style:name="gr20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43cm" fo:min-width="1.035cm"/>
    </style:style>
    <style:style style:name="gr21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225cm" fo:min-width="0.061cm"/>
    </style:style>
    <style:style style:name="gr22" style:family="graphic" style:parent-style-name="standard">
      <style:graphic-properties draw:stroke="solid" draw:stroke-dash="Fine_20_Dashed" svg:stroke-color="#3465a4" draw:marker-end="Arrow" draw:marker-end-width="0.176cm" draw:textarea-horizontal-align="center" draw:textarea-vertical-align="middle"/>
    </style:style>
    <style:style style:name="gr23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225cm" fo:min-width="0.062cm"/>
    </style:style>
    <style:style style:name="P1" style:family="paragraph">
      <loext:graphic-properties draw:fill="gradient" draw:fill-gradient-name="Gradient_20_2" draw:gradient-step-count="0"/>
      <style:text-properties fo:font-size="12pt"/>
    </style:style>
    <style:style style:name="P2" style:family="paragraph">
      <loext:graphic-properties draw:fill="gradient" draw:fill-gradient-name="gradient" draw:gradient-step-count="0"/>
      <style:text-properties fo:font-size="12pt"/>
    </style:style>
    <style:style style:name="P3" style:family="paragraph">
      <loext:graphic-properties draw:fill="gradient" draw:fill-gradient-name="Tango_20_Blue" draw:gradient-step-count="0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gradient-name="Tango_20_Blue" draw:gradient-step-count="0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text-properties fo:font-size="12pt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style:text-position="-33% 58%" fo:font-size="12pt"/>
    </style:style>
    <style:style style:name="T3" style:family="text">
      <style:text-properties style:text-position="0% 100%" style:font-name="Liberation Serif" fo:font-size="12pt" style:font-name-asian="SimSun" style:font-name-complex="Lucida Sans" style:text-overline-style="none" style:text-overline-color="font-color"/>
    </style:style>
    <style:style style:name="T4" style:family="text">
      <style:text-properties style:text-position="-33% 58%" style:font-name="Liberation Serif" fo:font-size="12pt" style:font-name-asian="SimSun" style:font-name-complex="Lucida Sans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name="形状36" draw:style-name="gr1" draw:text-style-name="P1" draw:layer="layout" svg:width="19.912cm" svg:height="3.256cm" svg:x="5.904cm" svg:y="15.109cm">
          <text:p/>
          <draw:enhanced-geometry svg:viewBox="0 0 21600 21600" draw:type="rectangle" draw:enhanced-path="M 0 0 L 21600 0 21600 21600 0 21600 0 0 Z N"/>
        </draw:custom-shape>
        <draw:custom-shape draw:name="形状34" draw:style-name="gr2" draw:text-style-name="P2" draw:layer="layout" svg:width="17.22cm" svg:height="12.842cm" svg:x="8.62cm" svg:y="2cm">
          <text:p/>
          <draw:enhanced-geometry svg:viewBox="0 0 21600 21600" draw:type="rectangle" draw:enhanced-path="M 0 0 L 21600 0 21600 21600 0 21600 0 0 Z N"/>
        </draw:custom-shape>
        <draw:custom-shape draw:name="形状1" draw:style-name="gr3" draw:text-style-name="P3" draw:layer="layout" svg:width="2.172cm" svg:height="1.049cm" svg:x="2.5cm" svg:y="12.105cm">
          <text:p><text:span text:style-name="T1">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2" draw:style-name="gr4" draw:text-style-name="P3" draw:layer="layout" svg:width="2.082cm" svg:height="1.845cm" svg:x="6.274cm" svg:y="15.467cm">
          <text:p><text:span text:style-name="T1">encoder</text:span></text:p>
          <draw:enhanced-geometry svg:viewBox="0 0 21600 21600" draw:type="rectangle" draw:enhanced-path="M 0 0 L 21600 0 21600 21600 0 21600 0 0 Z N"/>
        </draw:custom-shape>
        <draw:line draw:name="形状3" draw:style-name="gr5" draw:text-style-name="P4" draw:layer="layout" svg:x1="8.354cm" svg:y1="15.939cm" svg:x2="27cm" svg:y2="15.939cm">
          <text:p/>
        </draw:line>
        <draw:line draw:name="形状3" draw:style-name="gr5" draw:text-style-name="P4" draw:layer="layout" svg:x1="8.354cm" svg:y1="16.846cm" svg:x2="27cm" svg:y2="16.846cm">
          <text:p/>
        </draw:line>
        <draw:frame draw:name="形状4" draw:style-name="gr6" draw:text-style-name="P5" draw:layer="layout" svg:width="3.644cm" svg:height="1.434cm" svg:x="9.201cm" svg:y="15.18cm">
          <draw:text-box>
            <text:p><text:span text:style-name="T1">Low res code</text:span></text:p>
          </draw:text-box>
        </draw:frame>
        <draw:frame draw:name="形状4" draw:style-name="gr6" draw:text-style-name="P5" draw:layer="layout" svg:width="3.644cm" svg:height="1.434cm" svg:x="9.201cm" svg:y="16.194cm">
          <draw:text-box>
            <text:p><text:span text:style-name="T1">High res code</text:span></text:p>
          </draw:text-box>
        </draw:frame>
        <draw:custom-shape draw:name="形状5" draw:style-name="gr7" draw:text-style-name="P3" draw:layer="layout" svg:width="2.172cm" svg:height="1.16cm" svg:x="9.844cm" svg:y="10.183cm">
          <text:p><text:span text:style-name="T1">GRU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5" draw:style-name="gr8" draw:text-style-name="P3" draw:layer="layout" svg:width="2.174cm" svg:height="1.159cm" svg:x="9.766cm" svg:y="3.014cm">
          <text:p><text:span text:style-name="T1">GRU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6" draw:style-name="gr9" draw:text-style-name="P7" draw:layer="layout" svg:width="1.969cm" svg:height="1.575cm" svg:x="6.088cm" svg:y="3.098cm">
          <text:p text:style-name="P6"><text:span text:style-name="T1">S0</text:span></text:p>
          <text:p text:style-name="P6"><text:span text:style-name="T1">predictor</text:span></text:p>
          <draw:enhanced-geometry svg:viewBox="0 0 21600 21600" draw:type="rectangle" draw:enhanced-path="M 0 0 L 21600 0 21600 21600 0 21600 0 0 Z N"/>
        </draw:custom-shape>
        <draw:line draw:name="形状7" draw:style-name="gr5" draw:text-style-name="P4" draw:layer="layout" svg:x1="10.997cm" svg:y1="13.43cm" svg:x2="10.952cm" svg:y2="11.341cm">
          <text:p/>
        </draw:line>
        <draw:custom-shape draw:name="形状8" draw:style-name="gr10" draw:text-style-name="P3" draw:layer="layout" svg:width="2.355cm" svg:height="1.049cm" svg:x="9.798cm" svg:y="13.429cm">
          <text:p><text:span text:style-name="T1">&lt;SO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形状9" draw:style-name="gr5" draw:text-style-name="P4" draw:layer="layout" svg:width="0.849cm" svg:height="1.332cm" draw:transform="skewX (-0.165108147238664) rotate (0.888372589265114) translate (8.05568110866792cm 3.59341772993089cm)" svg:viewBox="0 0 850 1333" draw:points="0,0 469,743 469,743 850,1333">
          <text:p/>
        </draw:polyline>
        <draw:polyline draw:name="形状9" draw:style-name="gr5" draw:text-style-name="P4" draw:layer="layout" svg:width="6.502cm" svg:height="5.917cm" draw:transform="skewX (-0.204028989558137) rotate (0.888198056339914) translate (4.23585474392688cm 8.30047674822346cm)" svg:viewBox="0 0 6503 5918" draw:points="6056,0 6503,738 0,5286 384,5918">
          <text:p/>
        </draw:polyline>
        <draw:frame draw:name="形状10" draw:style-name="gr11" draw:text-style-name="P5" draw:layer="layout" svg:width="0.975cm" svg:height="1.557cm" svg:x="9.097cm" svg:y="5.145cm">
          <draw:text-box>
            <text:p><text:span text:style-name="T1">s</text:span><text:span text:style-name="T2">0</text:span></text:p>
          </draw:text-box>
        </draw:frame>
        <draw:custom-shape draw:name="形状11" draw:style-name="gr12" draw:text-style-name="P3" draw:layer="layout" svg:width="2.568cm" svg:height="1.142cm" svg:x="9.766cm" svg:y="7.693cm">
          <text:p><text:span text:style-name="T1">Low res</text:span></text:p>
          <text:p><text:span text:style-name="T1">attention</text:span></text:p>
          <draw:enhanced-geometry svg:viewBox="0 0 21600 21600" draw:type="rectangle" draw:enhanced-path="M 0 0 L 21600 0 21600 21600 0 21600 0 0 Z N"/>
        </draw:custom-shape>
        <draw:custom-shape draw:name="形状11" draw:style-name="gr13" draw:text-style-name="P3" draw:layer="layout" svg:width="2.565cm" svg:height="1.142cm" svg:x="12.761cm" svg:y="7.693cm">
          <text:p><text:span text:style-name="T1">High res</text:span></text:p>
          <text:p><text:span text:style-name="T1">attention</text:span></text:p>
          <draw:enhanced-geometry svg:viewBox="0 0 21600 21600" draw:type="rectangle" draw:enhanced-path="M 0 0 L 21600 0 21600 21600 0 21600 0 0 Z N"/>
        </draw:custom-shape>
        <draw:line draw:name="形状12" draw:style-name="gr5" draw:text-style-name="P4" draw:layer="layout" svg:x1="10.928cm" svg:y1="10.183cm" svg:x2="10.928cm" svg:y2="8.835cm">
          <text:p/>
        </draw:line>
        <draw:polyline draw:name="形状13" draw:style-name="gr5" draw:text-style-name="P4" draw:layer="layout" svg:width="3.255cm" svg:height="1.211cm" draw:transform="skewX (-0.19093902016818) rotate (0.426907535037813) translate (10.6657954161697cm 9.81435916155235cm)" svg:viewBox="0 0 3256 1212" draw:points="0,443 288,0 2758,1212 3256,444">
          <text:p/>
        </draw:polyline>
        <draw:frame draw:name="形状10" draw:style-name="gr14" draw:text-style-name="P8" draw:layer="layout" svg:width="0.976cm" svg:height="1.543cm" svg:x="12.328cm" svg:y="8.978cm">
          <draw:text-box>
            <text:p><text:span text:style-name="T3">ŝ</text:span><text:span text:style-name="T4">0</text:span></text:p>
          </draw:text-box>
        </draw:frame>
        <draw:custom-shape draw:name="形状14" draw:style-name="gr15" draw:text-style-name="P3" draw:layer="layout" svg:width="2.129cm" svg:height="1.087cm" svg:x="11.402cm" svg:y="5.745cm">
          <text:p><text:span text:style-name="T1">conc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形状15" draw:style-name="gr5" draw:text-style-name="P4" draw:layer="layout" svg:width="1.579cm" svg:height="0.733cm" draw:transform="skewX (-0.0171042266695443) rotate (0.57543505438253) translate (10.7446386054336cm 7.42129554171079cm)" svg:viewBox="0 0 1580 734" draw:points="0,327 217,0 1309,734 1580,326">
          <text:p/>
        </draw:polyline>
        <draw:polyline draw:name="形状16" draw:style-name="gr5" draw:text-style-name="P4" draw:layer="layout" svg:width="1.447cm" svg:height="0.677cm" draw:transform="skewX (0.035081117965086) rotate (2.50367481198587) translate (13.7246920030962cm 7.98871091243332cm)" svg:viewBox="0 0 1448 678" draw:points="0,378 233,678 1155,0 1448,377">
          <text:p/>
        </draw:polyline>
        <draw:polyline draw:name="形状17" draw:style-name="gr5" draw:text-style-name="P4" draw:layer="layout" svg:width="2.183cm" svg:height="1.091cm" draw:transform="skewX (0.21223203704251) rotate (2.33594867086921) translate (12.0964971286665cm 5.97382640670779cm)" svg:viewBox="0 0 2184 1092" draw:points="0,425 840,1092 1653,0 2184,423">
          <text:p/>
        </draw:polyline>
        <draw:frame draw:name="形状18" draw:style-name="gr16" draw:text-style-name="P5" draw:layer="layout" svg:width="1.088cm" svg:height="1.554cm" svg:x="11.812cm" svg:y="4.172cm">
          <draw:text-box>
            <text:p><text:span text:style-name="T1">c</text:span><text:span text:style-name="T2">0</text:span></text:p>
          </draw:text-box>
        </draw:frame>
        <draw:polyline draw:name="形状19" draw:style-name="gr5" draw:text-style-name="P4" draw:layer="layout" svg:width="7.264cm" svg:height="1.479cm" draw:transform="skewX (0.0750491578357562) rotate (1.78145756751061) translate (12.8341736770301cm 15.9719106026456cm)" svg:viewBox="0 0 7265 1480" draw:points="0,247 5864,1480 6089,0 7265,248">
          <text:p/>
        </draw:polyline>
        <draw:line draw:name="形状20" draw:style-name="gr5" draw:text-style-name="P4" draw:layer="layout" svg:x1="14.57cm" svg:y1="16.846cm" svg:x2="14.57cm" svg:y2="8.835cm">
          <text:p/>
        </draw:line>
        <draw:custom-shape draw:name="形状5" draw:style-name="gr7" draw:text-style-name="P3" draw:layer="layout" svg:width="2.172cm" svg:height="1.16cm" svg:x="17.326cm" svg:y="10.183cm">
          <text:p><text:span text:style-name="T1">GRU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5" draw:style-name="gr17" draw:text-style-name="P3" draw:layer="layout" svg:width="2.172cm" svg:height="1.159cm" svg:x="17.249cm" svg:y="3.014cm">
          <text:p><text:span text:style-name="T1">GRU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5" draw:text-style-name="P4" draw:layer="layout" svg:x1="18.479cm" svg:y1="13.43cm" svg:x2="18.434cm" svg:y2="11.341cm">
          <text:p/>
        </draw:line>
        <draw:custom-shape draw:name="形状8" draw:style-name="gr18" draw:text-style-name="P3" draw:layer="layout" svg:width="3.213cm" svg:height="1.049cm" svg:x="16.88cm" svg:y="13.429cm">
          <text:p><text:span text:style-name="T1">&lt;token1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11" draw:style-name="gr19" draw:text-style-name="P3" draw:layer="layout" svg:width="2.566cm" svg:height="1.142cm" svg:x="17.249cm" svg:y="7.693cm">
          <text:p><text:span text:style-name="T1">Low res</text:span></text:p>
          <text:p><text:span text:style-name="T1">attention</text:span></text:p>
          <draw:enhanced-geometry svg:viewBox="0 0 21600 21600" draw:type="rectangle" draw:enhanced-path="M 0 0 L 21600 0 21600 21600 0 21600 0 0 Z N"/>
        </draw:custom-shape>
        <draw:custom-shape draw:name="形状11" draw:style-name="gr19" draw:text-style-name="P3" draw:layer="layout" svg:width="2.566cm" svg:height="1.142cm" svg:x="20.242cm" svg:y="7.693cm">
          <text:p><text:span text:style-name="T1">High res</text:span></text:p>
          <text:p><text:span text:style-name="T1">attention</text:span></text:p>
          <draw:enhanced-geometry svg:viewBox="0 0 21600 21600" draw:type="rectangle" draw:enhanced-path="M 0 0 L 21600 0 21600 21600 0 21600 0 0 Z N"/>
        </draw:custom-shape>
        <draw:line draw:name="形状12" draw:style-name="gr5" draw:text-style-name="P4" draw:layer="layout" svg:x1="18.41cm" svg:y1="10.183cm" svg:x2="18.41cm" svg:y2="8.835cm">
          <text:p/>
        </draw:line>
        <draw:polyline draw:name="形状13" draw:style-name="gr5" draw:text-style-name="P4" draw:layer="layout" svg:width="3.255cm" svg:height="1.211cm" draw:transform="skewX (-0.191637151868977) rotate (0.427082067963012) translate (18.1486818092168cm 9.81456722436901cm)" svg:viewBox="0 0 3256 1212" draw:points="0,443 289,0 2758,1212 3256,444">
          <text:p/>
        </draw:polyline>
        <draw:frame draw:name="形状10" draw:style-name="gr14" draw:text-style-name="P8" draw:layer="layout" svg:width="0.976cm" svg:height="1.543cm" svg:x="19.812cm" svg:y="8.978cm">
          <draw:text-box>
            <text:p><text:span text:style-name="T3">ŝ</text:span><text:span text:style-name="T4">1</text:span></text:p>
          </draw:text-box>
        </draw:frame>
        <draw:custom-shape draw:name="形状14" draw:style-name="gr15" draw:text-style-name="P3" draw:layer="layout" svg:width="2.129cm" svg:height="1.087cm" svg:x="18.886cm" svg:y="5.745cm">
          <text:p><text:span text:style-name="T1">conc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形状15" draw:style-name="gr5" draw:text-style-name="P4" draw:layer="layout" svg:width="1.604cm" svg:height="0.738cm" draw:transform="skewX (-0.0376991118430775) rotate (0.566010276421761) translate (18.223603975643cm 7.4215658485092cm)" svg:viewBox="0 0 1605 739" draw:points="0,329 222,0 1329,739 1605,329">
          <text:p/>
        </draw:polyline>
        <draw:polyline draw:name="形状16" draw:style-name="gr5" draw:text-style-name="P4" draw:layer="layout" svg:width="1.408cm" svg:height="0.664cm" draw:transform="skewX (-0.00733038285837626) rotate (2.48430165728873) translate (21.2198076270964cm 7.98746173445868cm)" svg:viewBox="0 0 1409 665" draw:points="0,370 226,665 1124,0 1409,371">
          <text:p/>
        </draw:polyline>
        <draw:polyline draw:name="形状17" draw:style-name="gr5" draw:text-style-name="P4" draw:layer="layout" svg:width="2.183cm" svg:height="1.091cm" draw:transform="skewX (0.212930168743308) rotate (2.33664680257001) translate (19.5807239633099cm 5.97320636484782cm)" svg:viewBox="0 0 2184 1092" draw:points="0,424 840,1092 1653,0 2184,423">
          <text:p/>
        </draw:polyline>
        <draw:frame draw:name="形状18" draw:style-name="gr16" draw:text-style-name="P5" draw:layer="layout" svg:width="1.105cm" svg:height="1.554cm" svg:x="19.295cm" svg:y="4.172cm">
          <draw:text-box>
            <text:p><text:span text:style-name="T1">c</text:span><text:span text:style-name="T2">1</text:span></text:p>
          </draw:text-box>
        </draw:frame>
        <draw:polyline draw:name="形状19" draw:style-name="gr5" draw:text-style-name="P4" draw:layer="layout" svg:width="7.264cm" svg:height="1.479cm" draw:transform="skewX (0.0752236907609556) rotate (1.78180663336101) translate (20.3195167032588cm 15.9716644044889cm)" svg:viewBox="0 0 7265 1480" draw:points="0,245 5863,1480 6089,0 7265,249">
          <text:p/>
        </draw:polyline>
        <draw:line draw:name="形状20" draw:style-name="gr5" draw:text-style-name="P4" draw:layer="layout" svg:x1="22.053cm" svg:y1="16.846cm" svg:x2="22.053cm" svg:y2="8.835cm">
          <text:p/>
        </draw:line>
        <draw:line draw:name="形状21" draw:style-name="gr5" draw:text-style-name="P4" draw:layer="layout" svg:x1="11.938cm" svg:y1="3.591cm" svg:x2="17.249cm" svg:y2="3.572cm">
          <text:p/>
        </draw:line>
        <draw:polyline draw:name="形状22" draw:style-name="gr5" draw:text-style-name="P4" draw:layer="layout" svg:width="7.267cm" svg:height="0.869cm" draw:transform="skewX (0.0417133691226645) rotate (-1.45193940473408) translate (16.4640461194288cm 3.57119866686926cm)" svg:viewBox="0 0 7268 870" draw:points="0,14 7200,870 7268,0">
          <text:p/>
        </draw:polyline>
        <draw:frame draw:name="形状10" draw:style-name="gr16" draw:text-style-name="P5" draw:layer="layout" svg:width="0.976cm" svg:height="1.554cm" svg:x="16.581cm" svg:y="5.002cm">
          <draw:text-box>
            <text:p><text:span text:style-name="T1">s</text:span><text:span text:style-name="T2">1</text:span></text:p>
          </draw:text-box>
        </draw:frame>
        <draw:custom-shape draw:name="形状23" draw:style-name="gr20" draw:text-style-name="P3" draw:layer="layout" svg:width="2.171cm" svg:height="0.96cm" svg:x="13.848cm" svg:y="5.002cm">
          <text:p><text:span text:style-name="T1">d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23" draw:style-name="gr20" draw:text-style-name="P3" draw:layer="layout" svg:width="2.171cm" svg:height="0.96cm" svg:x="15.32cm" svg:y="11.468cm">
          <text:p><text:span text:style-name="T1">d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24" draw:style-name="gr5" draw:text-style-name="P4" draw:layer="layout" svg:x1="16.45cm" svg:y1="10.788cm" svg:x2="16.45cm" svg:y2="11.467cm">
          <text:p/>
        </draw:line>
        <draw:polyline draw:name="形状25" draw:style-name="gr5" draw:text-style-name="P4" draw:layer="layout" svg:width="2.498cm" svg:height="0.226cm" draw:transform="skewX (0.0525344104850293) rotate (-0.0911061869541048) translate (12.4988886484715cm 4.54842144694782cm)" svg:viewBox="0 0 2499 227" draw:points="0,226 2468,0 2499,227">
          <text:p/>
        </draw:polyline>
        <draw:custom-shape draw:name="形状26" draw:style-name="gr21" draw:text-style-name="P7" draw:layer="layout" svg:width="0.793cm" svg:height="0.671cm" svg:x="15.114cm" svg:y="13.613cm">
          <text:p text:style-name="P6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形状27" draw:style-name="gr5" draw:text-style-name="P4" draw:layer="layout" svg:width="7.669cm" svg:height="0.522cm" draw:transform="skewX (0.0212930168743308) rotate (-1.50621914447111) translate (15.3865810906292cm 5.94104516177723cm)" svg:viewBox="0 0 7670 523" draw:points="0,455 1046,523 1052,0 7670,427">
          <text:p/>
        </draw:polyline>
        <draw:line draw:name="形状28" draw:style-name="gr5" draw:text-style-name="P4" draw:layer="layout" svg:x1="16.426cm" svg:y1="12.428cm" svg:x2="15.748cm" svg:y2="13.613cm">
          <text:p/>
        </draw:line>
        <draw:line draw:name="形状29" draw:style-name="gr5" draw:text-style-name="P4" draw:layer="layout" svg:x1="12.152cm" svg:y1="13.992cm" svg:x2="15.113cm" svg:y2="13.992cm">
          <text:p/>
        </draw:line>
        <draw:line draw:name="形状30" draw:style-name="gr5" draw:text-style-name="P4" draw:layer="layout" svg:x1="15.905cm" svg:y1="13.934cm" svg:x2="16.879cm" svg:y2="13.934cm">
          <text:p/>
        </draw:line>
        <draw:line draw:name="形状31" draw:style-name="gr22" draw:text-style-name="P4" draw:layer="layout" svg:x1="19.422cm" svg:y1="3.587cm" svg:x2="25.206cm" svg:y2="3.587cm">
          <text:p/>
        </draw:line>
        <draw:line draw:name="形状32" draw:style-name="gr5" draw:text-style-name="P4" draw:layer="layout" svg:x1="3.462cm" svg:y1="12.106cm" svg:x2="6.085cm" svg:y2="3.839cm">
          <text:p/>
        </draw:line>
        <draw:line draw:name="形状33" draw:style-name="gr5" draw:text-style-name="P4" draw:layer="layout" svg:x1="3.507cm" svg:y1="13.153cm" svg:x2="6.274cm" svg:y2="16.442cm">
          <text:p/>
        </draw:line>
        <draw:frame draw:name="形状35" draw:style-name="gr6" draw:text-style-name="P5" draw:layer="layout" svg:width="2.376cm" svg:height="1.434cm" svg:x="8.938cm" svg:y="2.218cm">
          <draw:text-box>
            <text:p><text:span text:style-name="T1">Decoder</text:span></text:p>
          </draw:text-box>
        </draw:frame>
        <draw:frame draw:name="形状37" draw:style-name="gr6" draw:text-style-name="P5" draw:layer="layout" svg:width="2.693cm" svg:height="1.434cm" svg:x="6.222cm" svg:y="17.566cm">
          <draw:text-box>
            <text:p><text:span text:style-name="T1">Encoder</text:span></text:p>
          </draw:text-box>
        </draw:frame>
        <draw:custom-shape draw:name="形状23" draw:style-name="gr20" draw:text-style-name="P3" draw:layer="layout" svg:width="2.171cm" svg:height="0.96cm" svg:x="21.33cm" svg:y="5.002cm">
          <text:p><text:span text:style-name="T1">d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23" draw:style-name="gr20" draw:text-style-name="P3" draw:layer="layout" svg:width="2.171cm" svg:height="0.96cm" svg:x="22.802cm" svg:y="11.468cm">
          <text:p><text:span text:style-name="T1">d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24" draw:style-name="gr22" draw:text-style-name="P4" draw:layer="layout" svg:x1="23.932cm" svg:y1="10.788cm" svg:x2="23.932cm" svg:y2="11.467cm">
          <text:p/>
        </draw:line>
        <draw:polyline draw:name="形状25" draw:style-name="gr5" draw:text-style-name="P4" draw:layer="layout" svg:width="2.498cm" svg:height="0.226cm" draw:transform="skewX (0.0525344104850293) rotate (-0.0911061869541048) translate (19.9821107655006cm 4.54842144694782cm)" svg:viewBox="0 0 2499 227" draw:points="0,226 2468,0 2499,227">
          <text:p/>
        </draw:polyline>
        <draw:custom-shape draw:name="形状26" draw:style-name="gr23" draw:text-style-name="P7" draw:layer="layout" svg:width="0.794cm" svg:height="0.671cm" svg:x="22.597cm" svg:y="13.613cm">
          <text:p text:style-name="P6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形状27" draw:style-name="gr5" draw:text-style-name="P4" draw:layer="layout" svg:width="7.669cm" svg:height="0.522cm" draw:transform="skewX (0.0237364778271229) rotate (-1.50377568351832) translate (22.8672340970051cm 5.94115643308612cm)" svg:viewBox="0 0 7670 523" draw:points="0,453 1046,523 1052,0 7670,443">
          <text:p/>
        </draw:polyline>
        <draw:line draw:name="形状28" draw:style-name="gr5" draw:text-style-name="P4" draw:layer="layout" svg:x1="23.908cm" svg:y1="12.428cm" svg:x2="23.23cm" svg:y2="13.613cm">
          <text:p/>
        </draw:line>
        <draw:line draw:name="形状29" draw:style-name="gr5" draw:text-style-name="P4" draw:layer="layout" svg:x1="19.636cm" svg:y1="13.992cm" svg:x2="22.597cm" svg:y2="13.992cm">
          <text:p/>
        </draw:line>
        <draw:line draw:name="形状30" draw:style-name="gr22" draw:text-style-name="P4" draw:layer="layout" svg:x1="23.389cm" svg:y1="13.934cm" svg:x2="24.363cm" svg:y2="13.934cm">
          <text:p/>
        </draw:line>
        <draw:polyline draw:name="形状22" draw:style-name="gr22" draw:text-style-name="P4" draw:layer="layout" svg:width="7.268cm" svg:height="0.874cm" draw:transform="skewX (0.044331363000656) rotate (-1.44932141085609) translate (23.9335182390875cm 3.5722614997076cm)" svg:viewBox="0 0 7269 875" draw:points="0,0 7201,875 7269,5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ce94f" draw:end-color="#c4a000" draw:start-intensity="100%" draw:end-intensity="100%" draw:angle="300" draw:border="26%"/>
    <draw:gradient draw:name="Tango_20_Blue" draw:display-name="Tango Blue" draw:style="linear" draw:start-color="#729fcf" draw:end-color="#204a87" draw:start-intensity="100%" draw:end-intensity="100%" draw:angle="300" draw:border="0%"/>
    <draw:gradient draw:name="gradient" draw:style="linear" draw:start-color="#8ae234" draw:end-color="#4e9a06" draw:start-intensity="100%" draw:end-intensity="100%" draw:angle="300" draw:border="22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6:44:17.986000000</meta:creation-date>
    <dc:date>2019-06-29T16:46:01.316000000</dc:date>
    <meta:editing-duration>PT1M43S</meta:editing-duration>
    <meta:editing-cycles>1</meta:editing-cycles>
    <meta:document-statistic meta:object-count="71"/>
    <meta:generator>LibreOffice/6.0.6.2$Windows_X86_64 LibreOffice_project/0c292870b25a325b5ed35f6b45599d2ea4458e77</meta:generator>
  </office:meta>
</office:document-meta>
</file>